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S Reference Sans Serif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MS Reference Sans Serif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MS Reference Sans Serif" fo:font-size="14pt" fo:font-weight="bold" officeooo:rsid="00148c7a" officeooo:paragraph-rsid="000f9f8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MS Reference Sans Serif" fo:font-size="14pt" fo:font-weight="bold" officeooo:rsid="00148c7a" officeooo:paragraph-rsid="0012cc9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MS Reference Sans Serif" fo:font-size="14pt" fo:font-weight="bold" officeooo:rsid="0012cc9b" officeooo:paragraph-rsid="0012cc9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MS Reference Sans Serif" fo:font-size="14pt" officeooo:rsid="00148c7a" officeooo:paragraph-rsid="000f9f8e" style:font-size-asian="14pt" style:font-size-complex="14pt"/>
    </style:style>
    <style:style style:name="P7" style:family="paragraph" style:parent-style-name="Standard" style:list-style-name="L3">
      <style:text-properties style:font-name="MS Reference Sans Serif" fo:font-size="14pt" officeooo:rsid="00148c7a" officeooo:paragraph-rsid="000f9f8e" style:font-size-asian="14pt" style:font-size-complex="14pt"/>
    </style:style>
    <style:style style:name="P8" style:family="paragraph" style:parent-style-name="Standard" style:list-style-name="L4">
      <style:text-properties style:font-name="MS Reference Sans Serif" fo:font-size="14pt" officeooo:rsid="00148c7a" officeooo:paragraph-rsid="000f9f8e" style:font-size-asian="14pt" style:font-size-complex="14pt"/>
    </style:style>
    <style:style style:name="P9" style:family="paragraph" style:parent-style-name="Standard" style:list-style-name="L5">
      <style:text-properties style:font-name="MS Reference Sans Serif" fo:font-size="14pt" officeooo:rsid="00148c7a" officeooo:paragraph-rsid="000f9f8e" style:font-size-asian="14pt" style:font-size-complex="14pt"/>
    </style:style>
    <style:style style:name="P10" style:family="paragraph" style:parent-style-name="Standard" style:list-style-name="L6">
      <style:text-properties style:font-name="MS Reference Sans Serif" fo:font-size="14pt" officeooo:rsid="00148c7a" officeooo:paragraph-rsid="000f9f8e" style:font-size-asian="14pt" style:font-size-complex="14pt"/>
    </style:style>
    <style:style style:name="P11" style:family="paragraph" style:parent-style-name="Standard" style:list-style-name="L7">
      <style:text-properties style:font-name="MS Reference Sans Serif" fo:font-size="14pt" officeooo:rsid="00148c7a" officeooo:paragraph-rsid="000f9f8e" style:font-size-asian="14pt" style:font-size-complex="14pt"/>
    </style:style>
    <style:style style:name="P12" style:family="paragraph" style:parent-style-name="Standard" style:list-style-name="L8">
      <style:text-properties style:font-name="MS Reference Sans Serif" fo:font-size="14pt" officeooo:rsid="00148c7a" officeooo:paragraph-rsid="000f9f8e" style:font-size-asian="14pt" style:font-size-complex="14pt"/>
    </style:style>
    <style:style style:name="P13" style:family="paragraph" style:parent-style-name="Standard" style:list-style-name="L9">
      <style:text-properties style:font-name="MS Reference Sans Serif" fo:font-size="14pt" officeooo:rsid="00148c7a" officeooo:paragraph-rsid="000f9f8e" style:font-size-asian="14pt" style:font-size-complex="14pt"/>
    </style:style>
    <style:style style:name="P14" style:family="paragraph" style:parent-style-name="Standard">
      <style:text-properties style:font-name="MS Reference Sans Serif" fo:font-size="14pt" officeooo:rsid="00148c7a" officeooo:paragraph-rsid="00166c62" style:font-size-asian="14pt" style:font-size-complex="14pt"/>
    </style:style>
    <style:style style:name="P15" style:family="paragraph" style:parent-style-name="Standard" style:list-style-name="L11">
      <style:text-properties style:font-name="MS Reference Sans Serif" fo:font-size="14pt" officeooo:rsid="00148c7a" officeooo:paragraph-rsid="000f9f8e" style:font-size-asian="14pt" style:font-size-complex="14pt"/>
    </style:style>
    <style:style style:name="P16" style:family="paragraph" style:parent-style-name="Standard" style:list-style-name="L12">
      <style:text-properties style:font-name="MS Reference Sans Serif" fo:font-size="14pt" officeooo:rsid="00148c7a" officeooo:paragraph-rsid="0012cc9b" style:font-size-asian="14pt" style:font-size-complex="14pt"/>
    </style:style>
    <style:style style:name="P17" style:family="paragraph" style:parent-style-name="Standard" style:list-style-name="L2">
      <style:text-properties style:font-name="MS Reference Sans Serif" fo:font-size="14pt" officeooo:paragraph-rsid="000f9f8e" style:font-size-asian="14pt" style:font-size-complex="14pt"/>
    </style:style>
    <style:style style:name="P18" style:family="paragraph" style:parent-style-name="Standard" style:list-style-name="L6">
      <style:text-properties style:font-name="MS Reference Sans Serif" fo:font-size="14pt" officeooo:rsid="0018178b" officeooo:paragraph-rsid="000f9f8e" style:font-size-asian="14pt" style:font-size-complex="14pt"/>
    </style:style>
    <style:style style:name="P19" style:family="paragraph" style:parent-style-name="Standard" style:list-style-name="L9">
      <style:text-properties style:font-name="MS Reference Sans Serif" fo:font-size="14pt" officeooo:rsid="0018178b" officeooo:paragraph-rsid="000f9f8e" style:font-size-asian="14pt" style:font-size-complex="14pt"/>
    </style:style>
    <style:style style:name="P20" style:family="paragraph" style:parent-style-name="Standard" style:list-style-name="L10">
      <style:text-properties style:font-name="MS Reference Sans Serif" fo:font-size="14pt" officeooo:rsid="0012cc9b" officeooo:paragraph-rsid="0012cc9b" style:font-size-asian="14pt" style:font-size-complex="14pt"/>
    </style:style>
    <style:style style:name="P21" style:family="paragraph" style:parent-style-name="Standard">
      <style:text-properties style:font-name="MS Reference Sans Serif" fo:font-size="14pt" fo:font-style="italic" officeooo:rsid="00148c7a" officeooo:paragraph-rsid="000f9f8e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MS Reference Sans Serif" fo:font-size="14pt" fo:font-style="italic" officeooo:rsid="00148c7a" officeooo:paragraph-rsid="00166c62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966e7"/>
    </style:style>
    <style:style style:name="T10" style:family="text">
      <style:text-properties officeooo:rsid="001b7c5d"/>
    </style:style>
    <style:style style:name="T11" style:family="text">
      <style:text-properties style:font-name="MS Reference Sans Serif" fo:font-size="13pt" fo:font-weight="bold" officeooo:rsid="0018178b" style:font-size-asian="13pt" style:font-weight-asian="bold" style:font-size-complex="13pt" style:font-weight-complex="bold"/>
    </style:style>
    <style:style style:name="T12" style:family="text">
      <style:text-properties style:font-name="MS Reference Sans Serif" fo:font-size="13pt" fo:font-weight="bold" officeooo:rsid="001966e7" style:font-size-asian="13pt" style:font-weight-asian="bold" style:font-size-complex="13pt" style:font-weight-complex="bold"/>
    </style:style>
    <style:style style:name="T13" style:family="text">
      <style:text-properties style:font-name="MS Reference Sans Serif" fo:font-size="13pt" fo:font-weight="bold" officeooo:rsid="001b7c5d" style:font-size-asian="13pt" style:font-weight-asian="bold" style:font-size-complex="13pt" style:font-weight-complex="bold"/>
    </style:style>
    <style:style style:name="T14" style:family="text">
      <style:text-properties style:font-name="MS Reference Sans Serif" fo:font-weight="bold" officeooo:rsid="0018178b" style:font-weight-asian="bold" style:font-weight-complex="bold"/>
    </style:style>
    <style:style style:name="T15" style:family="text">
      <style:text-properties style:font-name="MS Reference Sans Serif" fo:font-weight="bold" officeooo:rsid="001966e7" style:font-weight-asian="bold" style:font-weight-complex="bold"/>
    </style:style>
    <style:style style:name="T16" style:family="text">
      <style:text-properties style:font-name="MS Reference Sans Serif" fo:font-weight="bold" officeooo:rsid="001b7c5d" style:font-weight-asian="bold" style:font-weight-complex="bold"/>
    </style:style>
    <style:style style:name="T17" style:family="text">
      <style:text-properties style:font-name="MS Reference Sans Serif" fo:font-size="14pt" fo:font-weight="bold" officeooo:rsid="0018178b" style:font-size-asian="14pt" style:font-weight-asian="bold" style:font-size-complex="14pt" style:font-weight-complex="bold"/>
    </style:style>
    <style:style style:name="T18" style:family="text">
      <style:text-properties style:font-name="MS Reference Sans Serif" fo:font-size="14pt" fo:font-weight="bold" officeooo:rsid="001966e7" style:font-size-asian="14pt" style:font-weight-asian="bold" style:font-size-complex="14pt" style:font-weight-complex="bold"/>
    </style:style>
    <style:style style:name="T19" style:family="text">
      <style:text-properties style:font-name="MS Reference Sans Serif" fo:font-size="14pt" fo:font-weight="bold" officeooo:rsid="001cd8a8" style:font-size-asian="14pt" style:font-weight-asian="bold" style:font-size-complex="14pt" style:font-weight-complex="bold"/>
    </style:style>
    <style:style style:name="T20" style:family="text">
      <style:text-properties officeooo:rsid="001cd8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7">Joystick mapping - </text:span><text:span text:style-name="T18">MS Reference Sans Serif 1</text:span><text:span text:style-name="T19">4</text:span><text:span text:style-name="T18"> pt</text:span></text:p>
      <text:p text:style-name="P1"/>
      <text:p text:style-name="P3">Trigger</text:p>
      <text:list xml:id="list4278849357" text:style-name="L1">
        <text:list-item>
          <text:p text:style-name="P6"><text:span text:style-name="T1">P 1</text:span>: --</text:p>
        </text:list-item>
        <text:list-item>
          <text:p text:style-name="P6">P 2: Fire gun or A/A missile; or laser designator or marker <text:span text:style-name="T3">in TPOD/TRIG</text:span></text:p>
        </text:list-item>
      </text:list>
      <text:p text:style-name="P3">Flip-down trigger</text:p>
      <text:list xml:id="list3599877574" text:style-name="L2">
        <text:list-item>
          <text:p text:style-name="P17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1745599660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3042344507" text:style-name="L4">
        <text:list-item>
          <text:p text:style-name="P8">P: Center VR view</text:p>
        </text:list-item>
      </text:list>
      <text:p text:style-name="P3">Lower gray button</text:p>
      <text:list xml:id="list3661677585" text:style-name="L5">
        <text:list-item>
          <text:p text:style-name="P9">P: Recce event mark</text:p>
        </text:list-item>
      </text:list>
      <text:p text:style-name="P2">Trim hat</text:p>
      <text:list xml:id="list3647910042" text:style-name="L6">
        <text:list-item>
          <text:p text:style-name="P18">U/D/L/R: Pitch/Roll Trim</text:p>
        </text:list-item>
        <text:list-item>
          <text:p text:style-name="P10"><text:span text:style-name="T2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21">A/A, Radar in BVR mode:</text:p>
      <text:list xml:id="list2949661834" text:style-name="L7">
        <text:list-item>
          <text:p text:style-name="P11">U: Radar to Boresight ACM mode</text:p>
        </text:list-item>
        <text:list-item>
          <text:p text:style-name="P11">D: <text:span text:style-name="T2">SOI</text:span> to center MFD</text:p>
        </text:list-item>
        <text:list-item>
          <text:p text:style-name="P11">L: <text:span text:style-name="T2">SOI</text:span> to left MFD</text:p>
        </text:list-item>
        <text:list-item>
          <text:p text:style-name="P11">R: <text:span text:style-name="T2">SOI</text:span> to right MFD</text:p>
          <text:p text:style-name="P11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21">A/A, Radar in ACM mode:</text:p>
      <text:list xml:id="list4029978760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2693377078" text:style-name="L9">
        <text:list-item>
          <text:p text:style-name="P13">U: <text:span text:style-name="T2">SOI</text:span> to HUD</text:p>
        </text:list-item>
        <text:list-item>
          <text:p text:style-name="P13">D: <text:span text:style-name="T2">SOI to </text:span>center MFD</text:p>
        </text:list-item>
        <text:list-item>
          <text:p text:style-name="P13">L: <text:span text:style-name="T2">SOI to </text:span>left MFD</text:p>
        </text:list-item>
        <text:list-item>
          <text:p text:style-name="P13">R: <text:span text:style-name="T2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424504141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22">Pressing any of these sets you to A/A mode automatically.</text:p>
      <text:list xml:id="list2478021459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532419019" text:style-name="L12">
        <text:list-item>
          <text:p text:style-name="P16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8:49.043000000</dc:date>
    <meta:editing-duration>PT1H40M19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6" meta:character-count="1696" meta:non-whitespace-character-count="1438"/>
  </office:meta>
</office:document-meta>
</file>